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Courier New" svg:font-family="Courier New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fo:margin-bottom="0.494cm"/>
    </style:style>
    <style:style style:name="T1_1" style:family="text" style:parent-style-name="Default_20_Paragraph_20_Font">
      <style:text-properties fo:font-size="13.5pt" fo:font-weight="bold"/>
    </style:style>
    <style:style style:name="T1_2" style:family="text" style:parent-style-name="Default_20_Paragraph_20_Font"/>
    <style:style style:name="P2" style:family="paragraph" style:parent-style-name="Standard">
      <style:paragraph-properties fo:text-align="center" fo:margin-bottom="0.494cm"/>
    </style:style>
    <style:style style:name="T2_1" style:family="text" style:parent-style-name="Default_20_Paragraph_20_Font">
      <style:text-properties fo:font-size="13.5pt" fo:font-weight="bold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P4" style:family="paragraph" style:parent-style-name="Standard">
      <style:paragraph-properties fo:text-align="left" fo:margin-bottom="0.494cm"/>
    </style:style>
    <style:style style:name="T4_1" style:family="text" style:parent-style-name="Default_20_Paragraph_20_Font">
      <style:text-properties fo:font-weight="bold"/>
    </style:style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>
      <style:text-properties fo:font-weight="bold"/>
    </style:style>
    <style:style style:name="T6_2" style:family="text" style:parent-style-name="Default_20_Paragraph_20_Font"/>
    <style:style style:name="T6_3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left" fo:margin-bottom="0.494cm"/>
    </style:style>
    <style:style style:name="T8_1" style:family="text" style:parent-style-name="Default_20_Paragraph_20_Font">
      <style:text-properties fo:font-weight="bold"/>
    </style:style>
    <style:style style:name="T8_2" style:family="text" style:parent-style-name="Default_20_Paragraph_20_Font">
      <style:text-properties fo:font-weight="bold"/>
    </style:style>
    <style:style style:name="T8_3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/>
    <style:style style:name="P10" style:family="paragraph" style:parent-style-name="Standard">
      <style:paragraph-properties fo:text-align="left" fo:margin-bottom="0.494cm"/>
    </style:style>
    <style:style style:name="T10_1" style:family="text" style:parent-style-name="Default_20_Paragraph_20_Font">
      <style:text-properties fo:font-weight="bold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>
      <style:text-properties fo:font-weight="bold"/>
    </style:style>
    <style:style style:name="T12_2" style:family="text" style:parent-style-name="Default_20_Paragraph_20_Font">
      <style:text-properties fo:font-style="italic" fo:font-weight="bold"/>
    </style:style>
    <style:style style:name="T12_3" style:family="text" style:parent-style-name="Default_20_Paragraph_20_Font">
      <style:text-properties fo:font-style="italic" fo:font-weight="bold"/>
    </style:style>
    <style:style style:name="T12_4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fo:font-weight="bold"/>
    </style:style>
    <style:style style:name="T15_2" style:family="text" style:parent-style-name="Default_20_Paragraph_20_Font">
      <style:text-properties fo:font-style="italic" fo:font-weight="bold"/>
    </style:style>
    <style:style style:name="T15_3" style:family="text" style:parent-style-name="Default_20_Paragraph_20_Font">
      <style:text-properties fo:font-style="italic" fo:font-weight="bold"/>
    </style:style>
    <style:style style:name="T15_4" style:family="text" style:parent-style-name="Default_20_Paragraph_20_Font"/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/>
    <style:style style:name="P18" style:family="paragraph" style:parent-style-name="Standard">
      <style:paragraph-properties fo:text-align="left" fo:margin-bottom="0.494cm"/>
    </style:style>
    <style:style style:name="T18_1" style:family="text" style:parent-style-name="Default_20_Paragraph_20_Font">
      <style:text-properties fo:font-weight="bold"/>
    </style:style>
    <style:style style:name="T18_2" style:family="text" style:parent-style-name="Default_20_Paragraph_20_Font">
      <style:text-properties fo:font-style="italic"/>
    </style:style>
    <style:style style:name="T18_3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T19_3" style:family="text" style:parent-style-name="Default_20_Paragraph_20_Font"/>
    <style:style style:name="T19_4" style:family="text" style:parent-style-name="Default_20_Paragraph_20_Font">
      <style:text-properties fo:font-weight="bold"/>
    </style:style>
    <style:style style:name="T19_5" style:family="text" style:parent-style-name="Default_20_Paragraph_20_Font">
      <style:text-properties fo:font-weight="bold"/>
    </style:style>
    <style:style style:name="T19_6" style:family="text" style:parent-style-name="Default_20_Paragraph_20_Font">
      <style:text-properties fo:font-weight="bold"/>
    </style:style>
    <style:style style:name="T19_7" style:family="text" style:parent-style-name="Default_20_Paragraph_20_Font">
      <style:text-properties fo:font-weight="bold"/>
    </style:style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>
      <style:text-properties fo:background-color="#000000"/>
    </style:style>
    <style:style style:name="T20_2" style:family="text" style:parent-style-name="Default_20_Paragraph_20_Font"/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>
      <style:text-properties fo:background-color="#000000"/>
    </style:style>
    <style:style style:name="T23_2" style:family="text" style:parent-style-name="Default_20_Paragraph_20_Font">
      <style:text-properties fo:background-color="#000000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>
      <style:text-properties fo:background-color="#000000"/>
    </style:style>
    <style:style style:name="T24_2" style:family="text" style:parent-style-name="Default_20_Paragraph_20_Font"/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>
      <style:text-properties fo:background-color="#000000"/>
    </style:style>
    <style:style style:name="T25_2" style:family="text" style:parent-style-name="Default_20_Paragraph_20_Font"/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>
      <style:text-properties fo:background-color="#000000"/>
    </style:style>
    <style:style style:name="T26_2" style:family="text" style:parent-style-name="Default_20_Paragraph_20_Font"/>
    <style:style style:name="P27" style:family="paragraph" style:parent-style-name="Standard">
      <style:paragraph-properties fo:text-align="left" fo:margin-bottom="0.494cm"/>
    </style:style>
    <style:style style:name="T27_1" style:family="text" style:parent-style-name="Default_20_Paragraph_20_Font">
      <style:text-properties fo:background-color="#000000"/>
    </style:style>
    <style:style style:name="T27_2" style:family="text" style:parent-style-name="Default_20_Paragraph_20_Font">
      <style:text-properties fo:background-color="#000000"/>
    </style:style>
    <style:style style:name="P28" style:family="paragraph" style:parent-style-name="Heading_20_4">
      <style:paragraph-properties fo:text-align="left" fo:margin-bottom="0.494cm"/>
    </style:style>
    <style:style style:name="T28_1" style:family="text" style:parent-style-name="Default_20_Paragraph_20_Font"/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>
      <style:text-properties fo:background-color="#000000"/>
    </style:style>
    <style:style style:name="T29_2" style:family="text" style:parent-style-name="Default_20_Paragraph_20_Font"/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>
      <style:text-properties fo:background-color="#000000"/>
    </style:style>
    <style:style style:name="T30_2" style:family="text" style:parent-style-name="Default_20_Paragraph_20_Font">
      <style:text-properties fo:background-color="#000000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>
      <style:text-properties fo:background-color="#000000"/>
    </style:style>
    <style:style style:name="T31_2" style:family="text" style:parent-style-name="Default_20_Paragraph_20_Font"/>
    <style:style style:name="P32" style:family="paragraph" style:parent-style-name="Standard">
      <style:paragraph-properties fo:text-align="left" fo:margin-bottom="0.494cm"/>
    </style:style>
    <style:style style:name="T32_1" style:family="text" style:parent-style-name="Default_20_Paragraph_20_Font">
      <style:text-properties fo:background-color="#000000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/>
    </style:style>
    <style:style style:name="T33_1" style:family="text" style:parent-style-name="Default_20_Paragraph_20_Font"/>
    <style:style style:name="P34" style:family="paragraph" style:parent-style-name="Standard">
      <style:paragraph-properties fo:text-align="left" fo:margin-bottom="0.494cm"/>
    </style:style>
    <style:style style:name="T34_1" style:family="text" style:parent-style-name="Default_20_Paragraph_20_Font"/>
    <style:style style:name="P35" style:family="paragraph" style:parent-style-name="Standard">
      <style:paragraph-properties fo:text-align="left" fo:margin-bottom="0.494cm"/>
    </style:style>
    <style:style style:name="T35_1" style:family="text" style:parent-style-name="Default_20_Paragraph_20_Font">
      <style:text-properties fo:font-weight="bold"/>
    </style:style>
    <style:style style:name="T35_2" style:family="text" style:parent-style-name="Default_20_Paragraph_20_Font"/>
    <style:style style:name="T35_3" style:family="text" style:parent-style-name="Default_20_Paragraph_20_Font">
      <style:text-properties fo:font-style="italic"/>
    </style:style>
    <style:style style:name="T35_4" style:family="text" style:parent-style-name="Default_20_Paragraph_20_Font"/>
    <style:style style:name="T35_5" style:family="text" style:parent-style-name="Default_20_Paragraph_20_Font">
      <style:text-properties fo:background-color="#000000"/>
    </style:style>
    <style:style style:name="P36" style:family="paragraph" style:parent-style-name="Standard">
      <style:paragraph-properties fo:text-align="left" fo:margin-bottom="0.494cm"/>
    </style:style>
    <style:style style:name="T36_1" style:family="text" style:parent-style-name="Default_20_Paragraph_20_Font">
      <style:text-properties fo:font-weight="bold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>
      <style:text-properties fo:font-style="italic" fo:font-weight="bold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>
      <style:text-properties fo:font-style="italic" fo:font-weight="bold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>
      <style:text-properties fo:font-style="italic" fo:font-weight="bold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>
      <style:text-properties fo:font-style="italic" fo:font-weight="bold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>
      <style:text-properties fo:font-style="italic" fo:font-weight="bold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/>
    </style:style>
    <style:style style:name="T42_1" style:family="text" style:parent-style-name="Default_20_Paragraph_20_Font">
      <style:text-properties fo:font-style="italic" fo:font-weight="bold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bottom="0.494cm"/>
    </style:style>
    <style:style style:name="T43_1" style:family="text" style:parent-style-name="Default_20_Paragraph_20_Font">
      <style:text-properties fo:background-color="#000000"/>
    </style:style>
    <style:style style:name="P44" style:family="paragraph" style:parent-style-name="Standard">
      <style:paragraph-properties fo:text-align="left" fo:margin-bottom="0.494cm"/>
    </style:style>
    <style:style style:name="T44_1" style:family="text" style:parent-style-name="Default_20_Paragraph_20_Font">
      <style:text-properties fo:font-weight="bold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margin-bottom="0.494cm"/>
    </style:style>
    <style:style style:name="T45_1" style:family="text" style:parent-style-name="Default_20_Paragraph_20_Font"/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P48" style:family="paragraph" style:parent-style-name="Standard">
      <style:paragraph-properties fo:text-align="left" fo:margin-bottom="0.494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P49" style:family="paragraph" style:parent-style-name="Standard">
      <style:paragraph-properties fo:text-align="left" fo:margin-bottom="0.494cm"/>
    </style:style>
    <style:style style:name="T49_1" style:family="text" style:parent-style-name="Default_20_Paragraph_20_Font"/>
    <style:style style:name="P50" style:family="paragraph" style:parent-style-name="Standard">
      <style:paragraph-properties fo:text-align="left" fo:margin-bottom="0.494cm"/>
    </style:style>
    <style:style style:name="T50_1" style:family="text" style:parent-style-name="Default_20_Paragraph_20_Font"/>
    <style:style style:name="P51" style:family="paragraph" style:parent-style-name="Standard">
      <style:paragraph-properties fo:text-align="left" fo:margin-bottom="0.494cm"/>
    </style:style>
    <style:style style:name="T51_1" style:family="text" style:parent-style-name="Default_20_Paragraph_20_Font">
      <style:text-properties fo:font-weight="bold"/>
    </style:style>
    <style:style style:name="T51_2" style:family="text" style:parent-style-name="Default_20_Paragraph_20_Font"/>
    <style:style style:name="T51_3" style:family="text" style:parent-style-name="Default_20_Paragraph_20_Font">
      <style:text-properties fo:font-style="italic"/>
    </style:style>
    <style:style style:name="T51_4" style:family="text" style:parent-style-name="Default_20_Paragraph_20_Font">
      <style:text-properties fo:font-style="italic"/>
    </style:style>
    <style:style style:name="P52" style:family="paragraph" style:parent-style-name="Standard">
      <style:paragraph-properties fo:text-align="left" fo:margin-bottom="0.494cm"/>
    </style:style>
    <style:style style:name="T52_1" style:family="text" style:parent-style-name="Default_20_Paragraph_20_Font"/>
    <style:style style:name="P53" style:family="paragraph" style:parent-style-name="Standard">
      <style:paragraph-properties fo:text-align="left" fo:margin-bottom="0.494cm"/>
    </style:style>
    <style:style style:name="T53_1" style:family="text" style:parent-style-name="Default_20_Paragraph_20_Font">
      <style:text-properties fo:background-color="#000000"/>
    </style:style>
    <style:style style:name="T53_2" style:family="text" style:parent-style-name="Default_20_Paragraph_20_Font"/>
    <style:style style:name="P54" style:family="paragraph" style:parent-style-name="Standard">
      <style:paragraph-properties fo:text-align="left" fo:margin-bottom="0.494cm"/>
    </style:style>
    <style:style style:name="T54_1" style:family="text" style:parent-style-name="Default_20_Paragraph_20_Font"/>
    <style:style style:name="P55" style:family="paragraph" style:parent-style-name="Standard">
      <style:paragraph-properties fo:text-align="left" fo:margin-bottom="0.494cm"/>
    </style:style>
    <style:style style:name="T55_1" style:family="text" style:parent-style-name="Default_20_Paragraph_20_Font">
      <style:text-properties fo:font-weight="bold"/>
    </style:style>
    <style:style style:name="T55_2" style:family="text" style:parent-style-name="Default_20_Paragraph_20_Font"/>
    <style:style style:name="T55_3" style:family="text" style:parent-style-name="Default_20_Paragraph_20_Font">
      <style:text-properties fo:font-style="italic"/>
    </style:style>
    <style:style style:name="T55_4" style:family="text" style:parent-style-name="Default_20_Paragraph_20_Font"/>
    <style:style style:name="P56" style:family="paragraph" style:parent-style-name="Standard">
      <style:paragraph-properties fo:text-align="left" fo:margin-bottom="0.494cm"/>
    </style:style>
    <style:style style:name="T56_1" style:family="text" style:parent-style-name="Default_20_Paragraph_20_Font"/>
    <style:style style:name="P57" style:family="paragraph" style:parent-style-name="Standard">
      <style:paragraph-properties fo:text-align="left" fo:margin-bottom="0.494cm" fo:margin-left="1.058cm"/>
    </style:style>
    <style:style style:name="T57_1" style:family="text" style:parent-style-name="Default_20_Paragraph_20_Font"/>
    <style:style style:name="P58" style:family="paragraph" style:parent-style-name="Standard">
      <style:paragraph-properties fo:text-align="left" fo:margin-bottom="0.494cm"/>
    </style:style>
    <style:style style:name="T58_1" style:family="text" style:parent-style-name="Default_20_Paragraph_20_Font"/>
    <style:style style:name="P59" style:family="paragraph" style:parent-style-name="Standard">
      <style:paragraph-properties fo:text-align="left" fo:margin-bottom="0.494cm"/>
    </style:style>
    <style:style style:name="T59_1" style:family="text" style:parent-style-name="Default_20_Paragraph_20_Font"/>
    <style:style style:name="P60" style:family="paragraph" style:parent-style-name="Standard">
      <style:paragraph-properties fo:text-align="left" fo:margin-bottom="0.494cm"/>
    </style:style>
    <style:style style:name="T60_1" style:family="text" style:parent-style-name="Default_20_Paragraph_20_Font">
      <style:text-properties fo:font-weight="bold"/>
    </style:style>
    <style:style style:name="T60_2" style:family="text" style:parent-style-name="Default_20_Paragraph_20_Font"/>
    <style:style style:name="T60_3" style:family="text" style:parent-style-name="Default_20_Paragraph_20_Font">
      <style:text-properties fo:font-style="italic"/>
    </style:style>
    <style:style style:name="T60_4" style:family="text" style:parent-style-name="Default_20_Paragraph_20_Font"/>
    <style:style style:name="P61" style:family="paragraph" style:parent-style-name="Standard">
      <style:paragraph-properties fo:text-align="left" fo:margin-bottom="0.494cm"/>
    </style:style>
    <style:style style:name="T61_1" style:family="text" style:parent-style-name="Default_20_Paragraph_20_Font"/>
    <style:style style:name="T61_2" style:family="text" style:parent-style-name="Default_20_Paragraph_20_Font"/>
    <style:style style:name="P62" style:family="paragraph" style:parent-style-name="Standard">
      <style:paragraph-properties fo:text-align="left" fo:margin-bottom="0.494cm"/>
    </style:style>
    <style:style style:name="T62_1" style:family="text" style:parent-style-name="Default_20_Paragraph_20_Font"/>
    <style:style style:name="P63" style:family="paragraph" style:parent-style-name="Standard">
      <style:paragraph-properties fo:text-align="left" fo:margin-bottom="0.494cm"/>
    </style:style>
    <style:style style:name="T63_1" style:family="text" style:parent-style-name="Default_20_Paragraph_20_Font">
      <style:text-properties fo:font-weight="bold"/>
    </style:style>
    <style:style style:name="T63_2" style:family="text" style:parent-style-name="Default_20_Paragraph_20_Font"/>
    <style:style style:name="T63_3" style:family="text" style:parent-style-name="Default_20_Paragraph_20_Font">
      <style:text-properties fo:font-style="italic"/>
    </style:style>
    <style:style style:name="T63_4" style:family="text" style:parent-style-name="Default_20_Paragraph_20_Font"/>
    <style:style style:name="P64" style:family="paragraph" style:parent-style-name="Standard">
      <style:paragraph-properties fo:text-align="left" fo:margin-bottom="0.494cm"/>
    </style:style>
    <style:style style:name="T64_1" style:family="text" style:parent-style-name="Default_20_Paragraph_20_Font"/>
    <style:style style:name="P65" style:family="paragraph" style:parent-style-name="Standard">
      <style:paragraph-properties fo:text-align="left" fo:margin-bottom="0.494cm"/>
    </style:style>
    <style:style style:name="T65_1" style:family="text" style:parent-style-name="Default_20_Paragraph_20_Font">
      <style:text-properties fo:font-weight="bold"/>
    </style:style>
    <style:style style:name="T65_2" style:family="text" style:parent-style-name="Default_20_Paragraph_20_Font">
      <style:text-properties fo:font-style="italic"/>
    </style:style>
    <style:style style:name="T65_3" style:family="text" style:parent-style-name="Default_20_Paragraph_20_Font"/>
    <style:style style:name="P66" style:family="paragraph" style:parent-style-name="Standard">
      <style:paragraph-properties fo:text-align="left" fo:margin-bottom="0.494cm"/>
    </style:style>
    <style:style style:name="T66_1" style:family="text" style:parent-style-name="Default_20_Paragraph_20_Font"/>
    <style:style style:name="P67" style:family="paragraph" style:parent-style-name="Standard">
      <style:paragraph-properties fo:text-align="left" fo:margin-bottom="0.494cm" fo:margin-left="1.058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P68" style:family="paragraph" style:parent-style-name="Standard">
      <style:paragraph-properties fo:text-align="left" fo:margin-bottom="0.494cm" fo:margin-left="1.058cm"/>
    </style:style>
    <style:style style:name="T68_1" style:family="text" style:parent-style-name="Default_20_Paragraph_20_Font"/>
    <style:style style:name="P69" style:family="paragraph" style:parent-style-name="Standard">
      <style:paragraph-properties fo:text-align="left" fo:margin-bottom="0.494cm" fo:margin-left="1.058cm"/>
    </style:style>
    <style:style style:name="T69_1" style:family="text" style:parent-style-name="Default_20_Paragraph_20_Font"/>
    <style:style style:name="P70" style:family="paragraph" style:parent-style-name="Standard">
      <style:paragraph-properties fo:text-align="left" fo:margin-bottom="0.494cm"/>
    </style:style>
    <style:style style:name="T70_1" style:family="text" style:parent-style-name="Default_20_Paragraph_20_Font">
      <style:text-properties fo:font-weight="bold"/>
    </style:style>
    <style:style style:name="T70_2" style:family="text" style:parent-style-name="Default_20_Paragraph_20_Font"/>
    <style:style style:name="T70_3" style:family="text" style:parent-style-name="Default_20_Paragraph_20_Font">
      <style:text-properties fo:font-style="italic"/>
    </style:style>
    <style:style style:name="T70_4" style:family="text" style:parent-style-name="Default_20_Paragraph_20_Font"/>
    <style:style style:name="P71" style:family="paragraph" style:parent-style-name="Standard">
      <style:paragraph-properties fo:text-align="left" fo:margin-bottom="0.494cm"/>
    </style:style>
    <style:style style:name="T71_1" style:family="text" style:parent-style-name="Default_20_Paragraph_20_Font"/>
    <style:style style:name="P72" style:family="paragraph" style:parent-style-name="Standard">
      <style:paragraph-properties fo:text-align="left" fo:margin-bottom="0.494cm" fo:margin-left="1.058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P73" style:family="paragraph" style:parent-style-name="Standard">
      <style:paragraph-properties fo:text-align="left" fo:margin-bottom="0.494cm"/>
    </style:style>
    <style:style style:name="T73_1" style:family="text" style:parent-style-name="Default_20_Paragraph_20_Font"/>
    <style:style style:name="P74" style:family="paragraph" style:parent-style-name="Standard">
      <style:paragraph-properties fo:text-align="left" fo:margin-bottom="0.494cm"/>
    </style:style>
    <style:style style:name="T74_1" style:family="text" style:parent-style-name="Default_20_Paragraph_20_Font"/>
    <style:style style:name="P75" style:family="paragraph" style:parent-style-name="Standard">
      <style:paragraph-properties fo:text-align="left" fo:margin-bottom="0.494cm"/>
    </style:style>
    <style:style style:name="T75_1" style:family="text" style:parent-style-name="Default_20_Paragraph_20_Font">
      <style:text-properties fo:font-weight="bold"/>
    </style:style>
    <style:style style:name="T75_2" style:family="text" style:parent-style-name="Default_20_Paragraph_20_Font"/>
    <style:style style:name="T75_3" style:family="text" style:parent-style-name="Default_20_Paragraph_20_Font">
      <style:text-properties fo:font-style="italic"/>
    </style:style>
    <style:style style:name="T75_4" style:family="text" style:parent-style-name="Default_20_Paragraph_20_Font"/>
    <style:style style:name="P76" style:family="paragraph" style:parent-style-name="Standard">
      <style:paragraph-properties fo:text-align="left" fo:margin-bottom="0.494cm"/>
    </style:style>
    <style:style style:name="T76_1" style:family="text" style:parent-style-name="Default_20_Paragraph_20_Font"/>
    <style:style style:name="P77" style:family="paragraph" style:parent-style-name="Standard">
      <style:paragraph-properties fo:text-align="left" fo:margin-bottom="0.494cm"/>
    </style:style>
    <style:style style:name="T77_1" style:family="text" style:parent-style-name="Default_20_Paragraph_20_Font">
      <style:text-properties fo:font-weight="bold"/>
    </style:style>
    <style:style style:name="T77_2" style:family="text" style:parent-style-name="Default_20_Paragraph_20_Font"/>
    <style:style style:name="P78" style:family="paragraph" style:parent-style-name="Standard">
      <style:paragraph-properties fo:text-align="left" fo:margin-bottom="0.494cm" fo:margin-left="1.058cm"/>
    </style:style>
    <style:style style:name="T78_1" style:family="text" style:parent-style-name="Default_20_Paragraph_20_Font"/>
    <style:style style:name="P79" style:family="paragraph" style:parent-style-name="Standard">
      <style:paragraph-properties fo:text-align="left" fo:margin-bottom="0cm"/>
    </style:style>
    <style:style style:name="T79_1" style:family="text" style:parent-style-name="Default_20_Paragraph_20_Font"/>
    <style:style style:name="P80" style:family="paragraph" style:parent-style-name="Standard">
      <style:paragraph-properties fo:text-align="left" fo:margin-bottom="0cm"/>
    </style:style>
    <style:style style:name="T80_1" style:family="text" style:parent-style-name="Default_20_Paragraph_20_Font"/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/>
    <style:style style:name="P82" style:family="paragraph" style:parent-style-name="Standard">
      <style:paragraph-properties fo:text-align="left" fo:margin-bottom="0cm"/>
    </style:style>
    <style:style style:name="T82_1" style:family="text" style:parent-style-name="Default_20_Paragraph_20_Font"/>
    <style:style style:name="P83" style:family="paragraph" style:parent-style-name="Standard">
      <style:paragraph-properties fo:text-align="left" fo:margin-bottom="0cm"/>
    </style:style>
    <style:style style:name="T83_1" style:family="text" style:parent-style-name="Default_20_Paragraph_20_Font"/>
    <style:style style:name="P84" style:family="paragraph" style:parent-style-name="Standard">
      <style:paragraph-properties fo:text-align="left" fo:margin-bottom="0cm"/>
    </style:style>
    <style:style style:name="T84_1" style:family="text" style:parent-style-name="Default_20_Paragraph_20_Font"/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/>
    <style:style style:name="P86" style:family="paragraph" style:parent-style-name="Standard">
      <style:paragraph-properties fo:text-align="left" fo:margin-bottom="0cm"/>
    </style:style>
    <style:style style:name="T86_1" style:family="text" style:parent-style-name="Default_20_Paragraph_20_Font"/>
    <style:style style:name="P87" style:family="paragraph" style:parent-style-name="Standard">
      <style:paragraph-properties fo:text-align="left" fo:margin-bottom="0cm"/>
    </style:style>
    <style:style style:name="T87_1" style:family="text" style:parent-style-name="Default_20_Paragraph_20_Font"/>
    <style:style style:name="P88" style:family="paragraph" style:parent-style-name="Standard">
      <style:paragraph-properties fo:text-align="left" fo:margin-bottom="0.494cm"/>
    </style:style>
    <style:style style:name="T88_1" style:family="text" style:parent-style-name="Default_20_Paragraph_20_Font"/>
    <style:style style:name="P89" style:family="paragraph" style:parent-style-name="Standard">
      <style:paragraph-properties fo:text-align="left" fo:margin-bottom="0.494cm"/>
    </style:style>
    <style:style style:name="T89_1" style:family="text" style:parent-style-name="Default_20_Paragraph_20_Font"/>
    <style:style style:name="P90" style:family="paragraph" style:parent-style-name="Standard">
      <style:paragraph-properties fo:text-align="left" fo:margin-bottom="0.494cm"/>
    </style:style>
    <style:style style:name="T90_1" style:family="text" style:parent-style-name="Default_20_Paragraph_20_Font">
      <style:text-properties fo:font-weight="bold"/>
    </style:style>
    <style:style style:name="T90_2" style:family="text" style:parent-style-name="Default_20_Paragraph_20_Font"/>
    <style:style style:name="T90_3" style:family="text" style:parent-style-name="Default_20_Paragraph_20_Font">
      <style:text-properties fo:font-style="italic"/>
    </style:style>
    <style:style style:name="T90_4" style:family="text" style:parent-style-name="Default_20_Paragraph_20_Font"/>
    <style:style style:name="P91" style:family="paragraph" style:parent-style-name="Standard">
      <style:paragraph-properties fo:text-align="left" fo:margin-bottom="0.494cm"/>
    </style:style>
    <style:style style:name="T91_1" style:family="text" style:parent-style-name="Default_20_Paragraph_20_Font"/>
    <style:style style:name="P92" style:family="paragraph" style:parent-style-name="Standard">
      <style:paragraph-properties fo:text-align="left" fo:margin-bottom="0.494cm"/>
    </style:style>
    <style:style style:name="T92_1" style:family="text" style:parent-style-name="Default_20_Paragraph_20_Font">
      <style:text-properties fo:font-weight="bold"/>
    </style:style>
    <style:style style:name="T92_2" style:family="text" style:parent-style-name="Default_20_Paragraph_20_Font">
      <style:text-properties fo:font-style="italic" fo:font-weight="bold"/>
    </style:style>
    <style:style style:name="T92_3" style:family="text" style:parent-style-name="Default_20_Paragraph_20_Font">
      <style:text-properties fo:font-style="italic"/>
    </style:style>
    <style:style style:name="T92_4" style:family="text" style:parent-style-name="Default_20_Paragraph_20_Font"/>
    <style:style style:name="P93" style:family="paragraph" style:parent-style-name="Standard">
      <style:paragraph-properties fo:text-align="left" fo:margin-bottom="0.494cm"/>
    </style:style>
    <style:style style:name="T93_1" style:family="text" style:parent-style-name="Default_20_Paragraph_20_Font"/>
    <style:style style:name="P94" style:family="paragraph" style:parent-style-name="Standard">
      <style:paragraph-properties fo:text-align="left"/>
    </style:style>
    <style:style style:name="T94_1" style:family="text" style:parent-style-name="Default_20_Paragraph_20_Font">
      <style:text-properties fo:font-weight="bold"/>
    </style:style>
    <style:style style:name="T94_2" style:family="text" style:parent-style-name="Default_20_Paragraph_20_Font"/>
    <style:style style:name="T94_3" style:family="text" style:parent-style-name="Default_20_Paragraph_20_Font">
      <style:text-properties fo:font-style="italic"/>
    </style:style>
    <style:style style:name="T94_4" style:family="text" style:parent-style-name="Default_20_Paragraph_20_Font"/>
    <style:style style:name="T94_5" style:family="text" style:parent-style-name="Default_20_Paragraph_20_Font"/>
  </office:automatic-styles>
  <office:body>
    <office:text>
      <text:p text:style-name="P1"><text:span text:style-name="T1_1">CS<text:s/>461<text:s/>/<text:s/>462<text:s/>/<text:s/>463</text:span><text:span text:style-name="T1_2"><text:s/></text:span></text:p>
      <text:p text:style-name="P2"><text:span text:style-name="T2_1">Client<text:s/>Requirements<text:s/>Document</text:span><text:span text:style-name="T2_2"><text:s/></text:span></text:p>
      <text:p text:style-name="P3"><text:span text:style-name="T3_1"><text:line-break/></text:span></text:p>
      <text:p text:style-name="P4"><text:span text:style-name="T4_1">      <text:s/>Open-Source<text:s/>Web-Based<text:s/>Visual<text:s/>Graph<text:s/>Analyzer<text:s/></text:span></text:p>
      <text:p text:style-name="P5"><text:span text:style-name="T5_1"><text:line-break/></text:span></text:p>
      <text:p text:style-name="P6"><text:span text:style-name="T6_1">Team<text:s/>Name:</text:span><text:span text:style-name="T6_2"><text:s/>randm</text:span><text:span text:style-name="T6_3"><text:line-break/></text:span></text:p>
      <text:p text:style-name="P7"><text:span text:style-name="T7_1"><text:line-break/></text:span></text:p>
      <text:p text:style-name="P8"><text:span text:style-name="T8_1">Team<text:s/>Members: </text:span><text:span text:style-name="T8_2">Michael<text:s/>Anderson<text:s/>(andermic@engr.orst.edu)<text:s/>and<text:s/>Rob<text:s/>McGuire-Dale<text:s/>(mcguirer@engr.orst.edu)</text:span><text:span text:style-name="T8_3"><text:s/></text:span></text:p>
      <text:p text:style-name="P9"><text:span text:style-name="T9_1"><text:line-break/></text:span></text:p>
      <text:p text:style-name="P10"><text:span text:style-name="T10_1">Client/Sponsor/Mentor:</text:span><text:span text:style-name="T10_2"> Christine<text:s/>Wallace<text:s/>(wallacch@eecs.oregonstate.edu)<text:s/></text:span></text:p>
      <text:p text:style-name="P11"><text:span text:style-name="T11_1"><text:line-break/></text:span></text:p>
      <text:p text:style-name="P12"><text:span text:style-name="T12_1">Introduction<text:s/>to<text:s/>the<text:s/>problem:</text:span><text:span text:style-name="T12_2"><text:s/>(</text:span><text:span text:style-name="T12_3">any<text:s/>background<text:s/>necessary<text:s/>to<text:s/>understand<text:s/>why<text:s/>the<text:s/>client<text:s/>wants<text:s/>you<text:s/>to<text:s/>work<text:s/>on<text:s/>this<text:s/>project. <text:s/>I.e.,<text:s/>what’s<text:s/>driving<text:s/>the<text:s/>need<text:s/>for<text:s/>it? <text:s/>What’s<text:s/>been<text:s/>done<text:s/>so<text:s/>far?)</text:span><text:span text:style-name="T12_4"><text:s/></text:span></text:p>
      <text:p text:style-name="P13"><text:span text:style-name="T13_1">Graphs<text:s/>are<text:s/>an<text:s/>important<text:s/>mathematical<text:s/>concept<text:s/>and<text:s/>are<text:s/>integral<text:s/>to<text:s/>a<text:s/>wide<text:s/>variety<text:s/>of<text:s/>computer<text:s/>science<text:s/>applications.<text:s/>Mathematics<text:s/>and<text:s/>computer<text:s/>science<text:s/>students<text:s/>clearly<text:s/>need<text:s/>easily-accessible<text:s/>and<text:s/>user-friendly<text:s/>tools<text:s/>to<text:s/>learn<text:s/>about,<text:s/>generate,<text:s/>and<text:s/>analyze<text:s/>different<text:s/>types<text:s/>of<text:s/>graphs<text:s/>in<text:s/>a<text:s/>number<text:s/>of<text:s/>different<text:s/>ways<text:s/>to<text:s/>assist<text:s/>in<text:s/>their<text:s/>graph<text:s/>theory<text:s/>education.<text:s/>Current<text:s/>graph<text:s/>analyzers<text:s/>tend<text:s/>to<text:s/>be<text:s/>non-portable,<text:s/>a<text:s/>hassle<text:s/>to<text:s/>install,<text:s/>closed-source,<text:s/>and<text:s/>difficult<text:s/>to<text:s/>use.<text:s/></text:span></text:p>
      <text:p text:style-name="P14"><text:span text:style-name="T14_1"><text:line-break/></text:span></text:p>
      <text:p text:style-name="P15"><text:span text:style-name="T15_1">Project<text:s/>Description:</text:span><text:span text:style-name="T15_2"><text:s/>(</text:span><text:span text:style-name="T15_3">specifically,<text:s/>what<text:s/>problem<text:s/>are<text:s/>you<text:s/>trying<text:s/>to<text:s/>solve? <text:s/>What<text:s/>functionality<text:s/>will<text:s/>you<text:s/>be<text:s/>creating? <text:s/>How<text:s/>will<text:s/>the<text:s/>Client<text:s/>and<text:s/>the<text:s/>rest<text:s/>of<text:s/>us<text:s/>know<text:s/>if<text:s/>this<text:s/>project<text:s/>is<text:s/>a<text:s/>success?)</text:span><text:span text:style-name="T15_4"><text:s/></text:span></text:p>
      <text:p text:style-name="P16"><text:span text:style-name="T16_1">The<text:s/>mathematical<text:s/>graph<text:s/>analyzers<text:s/>that<text:s/>exist<text:s/>today<text:s/>generally<text:s/>require<text:s/>one<text:s/>to<text:s/>install<text:s/>and/or<text:s/>use<text:s/>unintuitive,<text:s/>complicated<text:s/>mathematics<text:s/>software.<text:s/>We<text:s/>aim<text:s/>to<text:s/>create<text:s/>a<text:s/>web-based<text:s/>graph<text:s/>analyzer<text:s/>that<text:s/>is<text:s/>easily<text:s/>accessible<text:s/>to<text:s/>anyone<text:s/>with<text:s/>a<text:s/>modern<text:s/>web-browser.<text:s/>It<text:s/>should<text:s/>be<text:s/>easy<text:s/>to<text:s/>intuitively<text:s/>and<text:s/>rapidly<text:s/>create<text:s/>graphs<text:s/>with<text:s/>a<text:s/>visually-appealing<text:s/>user<text:s/>interface,<text:s/>and<text:s/>efficiently<text:s/>analyze<text:s/>them<text:s/>with<text:s/>an<text:s/>modular,<text:s/>plug-in-based,<text:s/>extendable<text:s/>back-end. </text:span><text:span text:style-name="T16_2"><text:line-break/></text:span><text:span text:style-name="T16_3"><text:line-break/></text:span><text:span text:style-name="T16_4">Upon<text:s/>completion<text:s/>of<text:s/>this<text:s/>project,<text:s/>we<text:s/>will<text:s/>have<text:s/>a<text:s/>functioning<text:s/>graph<text:s/>analyzer<text:s/>running<text:s/>as<text:s/>a<text:s/>web<text:s/>app<text:s/>on<text:s/>a<text:s/>publically-accessible<text:s/>web<text:s/>server,<text:s/>and<text:s/>a<text:s/>project<text:s/>page<text:s/>that<text:s/>will<text:s/>provide<text:s/>fully-comment-documented<text:s/>source<text:s/>code<text:s/>and<text:s/>documentation<text:s/>including<text:s/>how<text:s/>to<text:s/>install<text:s/>install<text:s/>the<text:s/>application<text:s/>on<text:s/>one's<text:s/>own<text:s/>web<text:s/>server,<text:s/>and<text:s/>how<text:s/>to<text:s/>extend<text:s/>its<text:s/>functionality<text:s/>through<text:s/>a<text:s/>reference<text:s/>guide,<text:s/>examples,<text:s/>and<text:s/>a<text:s/>tutorial.<text:s/></text:span></text:p>
      <text:p text:style-name="P17"><text:span text:style-name="T17_1"><text:line-break/></text:span></text:p>
      <text:p text:style-name="P18"><text:span text:style-name="T18_1">Requirements:<text:s/></text:span><text:span text:style-name="T18_2">what<text:s/>has<text:s/>the<text:s/>client<text:s/>told<text:s/>you<text:s/>are<text:s/>the<text:s/>requirements<text:s/>for<text:s/>this<text:s/>project? <text:s/>Treat<text:s/>the<text:s/>project<text:s/>itself<text:s/>as<text:s/>a<text:s/>Black<text:s/>Box<text:s/>–<text:s/>what<text:s/>are<text:s/>the<text:s/>inputs<text:s/>and<text:s/>what<text:s/>are<text:s/>the<text:s/>outputs? <text:s/>Do<text:s/>not<text:s/>yet<text:s/>include<text:s/>anything<text:s/>about<text:s/>specific<text:s/>implementation<text:s/>details,<text:s/>unless<text:s/>the<text:s/>client<text:s/>has<text:s/>made<text:s/>that<text:s/>one<text:s/>of<text:s/>the<text:s/>requirements. <text:s/>(E.g.,<text:s/>some<text:s/>clients<text:s/>might<text:s/>require<text:s/>that<text:s/>a<text:s/>project<text:s/>be<text:s/>written<text:s/>in<text:s/>Java<text:s/>so<text:s/>that<text:s/>they<text:s/>interface<text:s/>with<text:s/>the<text:s/>rest<text:s/>of<text:s/>an<text:s/>existing<text:s/>system.)</text:span><text:span text:style-name="T18_3"><text:s/></text:span></text:p>
      <text:p text:style-name="P19"><text:span text:style-name="T19_1">  <text:s/>  </text:span><text:span text:style-name="T19_2"><text:line-break/></text:span><text:span text:style-name="T19_3">  </text:span><text:span text:style-name="T19_4">   <text:s/>Functional<text:s/>Requirements:</text:span><text:span text:style-name="T19_5"><text:line-break/></text:span><text:span text:style-name="T19_6">  <text:s/>   </text:span><text:span text:style-name="T19_7"><text:line-break/></text:span></text:p>
      <text:list text:style-name="LS1">
        <text:list-item>
          <text:p text:style-name="P20"><text:span text:style-name="T20_1">Enable<text:s/>users<text:s/>to<text:s/>create<text:s/>a<text:s/>graph<text:s/>quickly,<text:s/>easily,<text:s/>and<text:s/>visual<text:s/>environment.</text:span><text:span text:style-name="T20_2"><text:s/></text:span></text:p>
        </text:list-item>
        <text:list-item>
          <text:p text:style-name="P21"><text:span text:style-name="T21_1">Allow<text:s/>users<text:s/>to<text:s/>zoom,<text:s/>scale,<text:s/>rotate,<text:s/>and<text:s/>otherwise<text:s/>manipulate<text:s/>graph<text:s/>images.<text:s/></text:span></text:p>
        </text:list-item>
        <text:list-item>
          <text:p text:style-name="P22"><text:span text:style-name="T22_1">Enable<text:s/>users<text:s/>to<text:s/>customize<text:s/>the<text:s/>look<text:s/>and<text:s/>feel<text:s/>of<text:s/>graph<text:s/>elements,<text:s/>to<text:s/>turn<text:s/>obscure<text:s/>mathematical<text:s/>models<text:s/>into<text:s/>practical<text:s/>images.</text:span><text:span text:style-name="T22_2"><text:line-break/></text:span></text:p>
        </text:list-item>
        <text:list-item>
          <text:p text:style-name="P23"><text:span text:style-name="T23_1">Give<text:s/>users<text:s/>the<text:s/>ability<text:s/>to<text:s/>save<text:s/>and<text:s/>load<text:s/>a<text:s/>graph<text:s/>file<text:s/>from<text:s/>his<text:s/>or<text:s/>her<text:s/>local<text:s/>disk<text:s/>or<text:s/>the<text:s/>webserver<text:s/>hosting<text:s/>the<text:s/>project<text:s/>site.</text:span><text:span text:style-name="T23_2"><text:line-break/></text:span></text:p>
        </text:list-item>
        <text:list-item>
          <text:p text:style-name="P24"><text:span text:style-name="T24_1">Have<text:s/>support<text:s/>for<text:s/>standard,<text:s/>weighted,<text:s/>directed,<text:s/>and<text:s/>mixed<text:s/>graphs.</text:span><text:span text:style-name="T24_2"><text:line-break/></text:span></text:p>
        </text:list-item>
        <text:list-item>
          <text:p text:style-name="P25"><text:span text:style-name="T25_1">Implement<text:s/>algorithms<text:s/>that<text:s/>determine<text:s/>the<text:s/>type<text:s/>of<text:s/>a<text:s/>graph<text:s/>(simple,<text:s/>planar,<text:s/>bipartite,<text:s/>complete,<text:s/>clique,<text:s/>n-cubes,<text:s/>different<text:s/>flavors<text:s/>of<text:s/>trees,<text:s/>etc.)</text:span><text:span text:style-name="T25_2"><text:s/></text:span></text:p>
        </text:list-item>
        <text:list-item>
          <text:p text:style-name="P26"><text:span text:style-name="T26_1">Implement<text:s/>algorithms<text:s/>that<text:s/>find<text:s/>special<text:s/>paths<text:s/>and<text:s/>cycles<text:s/>in<text:s/>a<text:s/>graph<text:s/>(Hamiltonian<text:s/>paths,<text:s/>Euler<text:s/>circuits,<text:s/>Dijkstra's<text:s/>algorithm,<text:s/>etc.)</text:span><text:span text:style-name="T26_2"><text:s/></text:span></text:p>
        </text:list-item>
        <text:list-item>
          <text:p text:style-name="P27"><text:span text:style-name="T27_1">As<text:s/>a<text:s/>proof-of-concept,<text:s/>build<text:s/>add-ons<text:s/>(plug-ins)<text:s/>that<text:s/>use<text:s/>our<text:s/>system<text:s/>to<text:s/>model<text:s/>specific,<text:s/>graph-based,<text:s/>real-world<text:s/>applications,<text:s/>such<text:s/>as<text:s/>the<text:s/>"knight's<text:s/>tour"<text:s/>problem,<text:s/>peer-to-peer<text:s/>networking,<text:s/>the<text:s/>"travelling<text:s/>salesman"<text:s/>problem,<text:s/>the<text:s/>"instant<text:s/>insanity"<text:s/>puzzle,<text:s/>map-coloring,<text:s/>and<text:s/>drawing<text:s/>of<text:s/>chemical<text:s/>molecules.</text:span><text:span text:style-name="T27_2"><text:line-break/></text:span></text:p>
        </text:list-item>
      </text:list>
      <text:h text:style-name="P28"><text:span text:style-name="T28_1">Technical<text:s/>Requirements:<text:s/></text:span></text:h>
      <text:list text:style-name="LS2">
        <text:list-item>
          <text:p text:style-name="P29"><text:span text:style-name="T29_1">Web-based<text:s/>to<text:s/>allow<text:s/>easy,<text:s/>cross-platform<text:s/>access<text:s/>with<text:s/>no<text:s/>installation<text:s/>necessary.</text:span><text:span text:style-name="T29_2"><text:s/></text:span></text:p>
        </text:list-item>
        <text:list-item>
          <text:p text:style-name="P30"><text:span text:style-name="T30_1">Open-source<text:s/>to<text:s/>maximize<text:s/>educational<text:s/>value.</text:span><text:span text:style-name="T30_2"><text:line-break/></text:span></text:p>
        </text:list-item>
        <text:list-item>
          <text:p text:style-name="P31"><text:span text:style-name="T31_1">Written<text:s/>primarily<text:s/>in<text:s/>JavaScript<text:s/>to<text:s/>maximize<text:s/>portability.</text:span><text:span text:style-name="T31_2"><text:s/></text:span></text:p>
        </text:list-item>
        <text:list-item>
          <text:p text:style-name="P32"><text:span text:style-name="T32_1">Code<text:s/>should<text:s/>be<text:s/>well<text:s/>documented,<text:s/>modularized/object-oriented,<text:s/>with<text:s/>a<text:s/>clean<text:s/>architecture<text:s/>for<text:s/>readability<text:s/>and<text:s/>expandability.</text:span><text:span text:style-name="T32_2"><text:s/></text:span></text:p>
        </text:list-item>
      </text:list>
      <text:p text:style-name="P33"><text:span text:style-name="T33_1"><text:line-break/></text:span></text:p>
      <text:p text:style-name="P34"><text:span text:style-name="T34_1"><text:line-break/></text:span></text:p>
      <text:p text:style-name="P35"><text:span text:style-name="T35_1">Versions:</text:span><text:span text:style-name="T35_2"><text:s/></text:span><text:span text:style-name="T35_3">One<text:s/>way<text:s/>to<text:s/>mitigate<text:s/>risk<text:s/>is<text:s/>by<text:s/>releasing<text:s/>your<text:s/>software<text:s/>in<text:s/>different<text:s/>versions. <text:s/>What<text:s/>functionality<text:s/>will<text:s/>be<text:s/>grouped<text:s/>into<text:s/>what<text:s/>version<text:s/>numbers?</text:span><text:span text:style-name="T35_4"><text:s/></text:span><text:span text:style-name="T35_5"><text:line-break/></text:span></text:p>
      <text:p text:style-name="P36"><text:span text:style-name="T36_1">Milestones: </text:span><text:span text:style-name="T36_2"><text:line-break/></text:span></text:p>
      <text:list text:style-name="LS3">
        <text:list-item>
          <text:p text:style-name="P37"><text:span text:style-name="T37_1">Project<text:s/>site<text:s/>implemented:</text:span><text:span text:style-name="T37_2"><text:s/>Main<text:s/>trac,<text:s/>wiki,<text:s/>and<text:s/>get<text:s/>hosting<text:s/>set<text:s/>up<text:s/>at<text:s/>the<text:s/>OSL.<text:s/>This<text:s/>will<text:s/>be<text:s/>our<text:s/>main<text:s/>documentation/project<text:s/>management<text:s/>hub<text:s/>for<text:s/>the<text:s/>project.<text:s/></text:span></text:p>
        </text:list-item>
        <text:list-item>
          <text:p text:style-name="P38"><text:span text:style-name="T38_1">Framework<text:s/>in<text:s/>place:</text:span><text:span text:style-name="T38_2"><text:s/>Main<text:s/>Django<text:s/>application<text:s/>implemented.<text:s/>This<text:s/>will<text:s/>be<text:s/>the<text:s/>framework<text:s/>that<text:s/>the<text:s/>entire<text:s/>application<text:s/>will<text:s/>be<text:s/>built<text:s/>upon.<text:s/></text:span></text:p>
        </text:list-item>
        <text:list-item>
          <text:p text:style-name="P39"><text:span text:style-name="T39_1">Core<text:s/>application<text:s/>implemented:</text:span><text:span text:style-name="T39_2"><text:s/>Main<text:s/>application<text:s/>implemented<text:s/>as<text:s/>a<text:s/>Django<text:s/>app.<text:s/>This<text:s/>will<text:s/>be<text:s/>the<text:s/>main<text:s/>front-end<text:s/>of<text:s/>our<text:s/>application,<text:s/>and<text:s/>be<text:s/>a<text:s/>hub<text:s/>for<text:s/>every<text:s/>other<text:s/>piece<text:s/>of<text:s/>functionality<text:s/>we<text:s/>add<text:s/>on.<text:s/></text:span></text:p>
        </text:list-item>
        <text:list-item>
          <text:p text:style-name="P40"><text:span text:style-name="T40_1">Plug-in<text:s/>system<text:s/>created:</text:span><text:span text:style-name="T40_2"><text:s/>System<text:s/>for<text:s/>aggregating<text:s/>Django<text:s/>sub<text:s/>apps<text:s/>as<text:s/>plug-ins<text:s/>implemented.<text:s/>Each<text:s/>plugin<text:s/>extends<text:s/>the<text:s/>functionality<text:s/>of<text:s/>the<text:s/>UI<text:s/>to<text:s/>analyze<text:s/>the<text:s/>graph.<text:s/></text:span></text:p>
        </text:list-item>
        <text:list-item>
          <text:p text:style-name="P41"><text:span text:style-name="T41_1">Base<text:s/>analyzer<text:s/>plug-ins<text:s/>created:</text:span><text:span text:style-name="T41_2"><text:s/>Base<text:s/>analyzer<text:s/>functionality<text:s/>implemented<text:s/>via<text:s/>separate<text:s/>plugins.<text:s/></text:span></text:p>
        </text:list-item>
        <text:list-item>
          <text:p text:style-name="P42"><text:span text:style-name="T42_1">Application<text:s/>deployed:</text:span><text:span text:style-name="T42_2"><text:s/>Application<text:s/>running<text:s/>and<text:s/>accessible<text:s/>on<text:s/>a<text:s/>server.<text:s/></text:span></text:p>
        </text:list-item>
      </text:list>
      <text:p text:style-name="P43"><text:span text:style-name="T43_1"><text:line-break/></text:span></text:p>
      <text:p text:style-name="P44"><text:span text:style-name="T44_1">Design:</text:span><text:span text:style-name="T44_2"><text:s/>Our<text:s/>system<text:s/>will<text:s/>have<text:s/>3<text:s/>layers:<text:s/></text:span></text:p>
      <text:p text:style-name="P45"><text:span text:style-name="T45_1"><text:line-break/></text:span></text:p>
      <text:list text:style-name="LS4">
        <text:list-item>
          <text:p text:style-name="P46"><text:span text:style-name="T46_1">A<text:s/>front-end<text:s/>web<text:s/>interface<text:s/>implemented<text:s/>in<text:s/>JavaScript/jQuery,<text:s/>HTML,<text:s/>and<text:s/>CSS.<text:s/></text:span></text:p>
        </text:list-item>
        <text:list-item>
          <text:p text:style-name="P47"><text:span text:style-name="T47_1">A<text:s/>Django<text:s/>web<text:s/>framework<text:s/>that<text:s/>glues<text:s/>the<text:s/>frontend<text:s/>and<text:s/>backend<text:s/>together.<text:s/>We<text:s/>will<text:s/>first<text:s/>build<text:s/>a<text:s/>core<text:s/>Django<text:s/>application<text:s/>containing<text:s/>the<text:s/>functionality<text:s/>that<text:s/>will<text:s/>be<text:s/>common<text:s/>to<text:s/>our<text:s/>entire<text:s/>web<text:s/>interface,<text:s/>and<text:s/>then<text:s/>extend<text:s/>it<text:s/>with<text:s/>plug-ins<text:s/>that<text:s/>offer<text:s/>more<text:s/>specific<text:s/>functionalities<text:s/>(such<text:s/>as<text:s/>the<text:s/>proofs<text:s/>of<text:s/>concept).</text:span><text:span text:style-name="T47_2"><text:line-break/></text:span></text:p>
        </text:list-item>
        <text:list-item>
          <text:p text:style-name="P48"><text:span text:style-name="T48_1">A<text:s/>backend<text:s/>implemented<text:s/>mostly<text:s/>in<text:s/>Python,<text:s/>but<text:s/>partially<text:s/>in<text:s/>C/C++<text:s/>to<text:s/>speed<text:s/>up<text:s/>execution<text:s/>of<text:s/>more<text:s/>time-expensive<text:s/>graph<text:s/>algorithms.</text:span><text:span text:style-name="T48_2"><text:line-break/></text:span></text:p>
        </text:list-item>
      </text:list>
      <text:p text:style-name="P49"><text:span text:style-name="T49_1"><text:line-break/></text:span></text:p>
      <text:p text:style-name="P50"><text:span text:style-name="T50_1"><text:line-break/></text:span></text:p>
      <text:p text:style-name="P51"><text:span text:style-name="T51_1">Specific<text:s/>tasks<text:s/>to<text:s/>be<text:s/>undertaken:</text:span><text:span text:style-name="T51_2"><text:s/></text:span><text:span text:style-name="T51_3">what<text:s/>steps<text:s/>will<text:s/>be<text:s/>necessary<text:s/>–<text:s/>give<text:s/>detail. <text:s/>This<text:s/>is<text:s/>often<text:s/>best<text:s/>done<text:s/>as<text:s/>an<text:s/>outline,<text:s/>showing<text:s/>major<text:s/>tasks,<text:s/>sub-tasks,<text:s/>sub-sub-tasks,<text:s/>etc.</text:span><text:span text:style-name="T51_4"><text:line-break/></text:span></text:p>
      <text:p text:style-name="P52"><text:span text:style-name="T52_1"><text:line-break/></text:span></text:p>
      <text:p text:style-name="P53"><text:span text:style-name="T53_1">&lt;Attach<text:s/>Gantt<text:s/>chart&gt;</text:span><text:span text:style-name="T53_2"><text:line-break/></text:span></text:p>
      <text:p text:style-name="P54"><text:span text:style-name="T54_1"><text:line-break/></text:span></text:p>
      <text:p text:style-name="P55"><text:span text:style-name="T55_1">Risk<text:s/>Assessment:</text:span><text:span text:style-name="T55_2"> <text:s/></text:span><text:span text:style-name="T55_3">(if<text:s/>there<text:s/>were<text:s/>two<text:s/>things<text:s/>that<text:s/>are<text:s/>most<text:s/>likely<text:s/>to<text:s/>go<text:s/>wrong<text:s/>and<text:s/>wreck<text:s/>your<text:s/>project,<text:s/>what<text:s/>would<text:s/>they<text:s/>be? <text:s/>How<text:s/>will<text:s/>you<text:s/>build<text:s/>preparations<text:s/>for<text:s/>them<text:s/>into<text:s/>your<text:s/>plans?<text:s/>How<text:s/>will<text:s/>you<text:s/>be<text:s/>watching<text:s/>out<text:s/>for<text:s/>them? <text:s/>How<text:s/>will<text:s/>you<text:s/>know<text:s/>if<text:s/>one<text:s/>of<text:s/>them<text:s/>is<text:s/>happening?<text:s/>What<text:s/>would<text:s/>you<text:s/>do<text:s/>if<text:s/>one<text:s/>of<text:s/>them<text:s/>happened?)</text:span><text:span text:style-name="T55_4"><text:s/></text:span></text:p>
      <text:p text:style-name="P56"><text:span text:style-name="T56_1"><text:line-break/></text:span></text:p>
      <text:p text:style-name="P57"><text:span text:style-name="T57_1">One<text:s/>possibility<text:s/>is<text:s/>that<text:s/>a<text:s/>merge<text:s/>of<text:s/>the<text:s/>frontend<text:s/>and<text:s/>the<text:s/>backend<text:s/>might<text:s/>be<text:s/>difficult<text:s/>since<text:s/>each<text:s/>of<text:s/>them<text:s/>are<text:s/>will<text:s/>be<text:s/>coded<text:s/>by<text:s/>two<text:s/>different<text:s/>people<text:s/>working<text:s/>in<text:s/>parallel.<text:s/>We<text:s/>will<text:s/>watch<text:s/>out<text:s/>for<text:s/>this<text:s/>problem<text:s/>by<text:s/>zipping<text:s/>up<text:s/>these<text:s/>two<text:s/>parts<text:s/>piece-by-piece<text:s/>as<text:s/>we<text:s/>both<text:s/>move<text:s/>forward.<text:s/>In<text:s/>other<text:s/>words,<text:s/>as<text:s/>new<text:s/>functionality<text:s/>is<text:s/>added<text:s/>to<text:s/>either<text:s/>the<text:s/>front<text:s/>or<text:s/>backend,<text:s/>we<text:s/>test<text:s/>to<text:s/>ensure<text:s/>that<text:s/>they<text:s/>may<text:s/>be<text:s/>used<text:s/>together.<text:s/></text:span></text:p>
      <text:p text:style-name="P58"><text:span text:style-name="T58_1"><text:line-break/></text:span></text:p>
      <text:p text:style-name="P59"><text:span text:style-name="T59_1"><text:line-break/></text:span></text:p>
      <text:p text:style-name="P60"><text:span text:style-name="T60_1">Testing:</text:span><text:span text:style-name="T60_2"><text:s/></text:span><text:span text:style-name="T60_3">how<text:s/>will<text:s/>you<text:s/>know<text:s/>if<text:s/>your<text:s/>software<text:s/>works? <text:s/>Note:<text:s/>layered<text:s/>testing<text:s/>is<text:s/>far<text:s/>better<text:s/>than<text:s/>big-bang<text:s/>testing.</text:span><text:span text:style-name="T60_4"><text:s/></text:span></text:p>
      <text:p text:style-name="P61"><text:span text:style-name="T61_1">We<text:s/>will<text:s/>use<text:s/>readily<text:s/>available<text:s/>Python<text:s/>and<text:s/>C/C++<text:s/>unit<text:s/>test<text:s/>frameworks<text:s/>such<text:s/>as<text:s/>the<text:s/>unittest<text:s/>library<text:s/>for<text:s/>Python<text:s/>and<text:s/>UnitTest++<text:s/>for<text:s/>C/C++<text:s/>for<text:s/>the<text:s/>back<text:s/>end.<text:s/>Testing<text:s/>the<text:s/>functionality<text:s/>of<text:s/>the<text:s/>front<text:s/>end<text:s/>will<text:s/>be<text:s/>slightly<text:s/>more<text:s/>difficult<text:s/>as<text:s/>automated<text:s/>unit<text:s/>tests<text:s/>will<text:s/>not<text:s/>work<text:s/>for<text:s/>user<text:s/>interfaces.<text:s/>Techniques<text:s/>such<text:s/>as<text:s/>the<text:s/>PARE<text:s/>usability<text:s/>testing<text:s/>methods<text:s/>will<text:s/>need<text:s/>to<text:s/>be<text:s/>employed.</text:span><text:span text:style-name="T61_2"><text:line-break/></text:span></text:p>
      <text:p text:style-name="P62"><text:span text:style-name="T62_1"><text:line-break/></text:span></text:p>
      <text:p text:style-name="P63"><text:span text:style-name="T63_1">Preliminary<text:s/>Timetable:</text:span><text:span text:style-name="T63_2"><text:s/></text:span><text:span text:style-name="T63_3">include<text:s/>a<text:s/>Gantt<text:s/>chart<text:s/>which<text:s/>has<text:s/>the<text:s/>tasks<text:s/>listed<text:s/>on<text:s/>it. <text:s/>Your<text:s/>Gantt<text:s/>chart<text:s/>must<text:s/>be<text:s/>produced<text:s/>from<text:s/>some<text:s/>piece<text:s/>of<text:s/>software<text:s/>that<text:s/>includes<text:s/>durations<text:s/>and<text:s/>dependencies. <text:s/>Any<text:s/>task<text:s/>longer<text:s/>than<text:s/>2<text:s/>weeks<text:s/>needs<text:s/>to<text:s/>be<text:s/>broken<text:s/>into<text:s/>more<text:s/>refined<text:s/>pieces. <text:s/>Show<text:s/>your<text:s/>version<text:s/>numbers<text:s/>as<text:s/>milestones.</text:span><text:span text:style-name="T63_4"><text:s/></text:span></text:p>
      <text:p text:style-name="P64"><text:span text:style-name="T64_1"><text:line-break/></text:span></text:p>
      <text:p text:style-name="P65"><text:span text:style-name="T65_1">Roles<text:s/>of<text:s/>the<text:s/>different<text:s/>team<text:s/>members:<text:s/></text:span><text:span text:style-name="T65_2">how<text:s/>will<text:s/>you<text:s/>divide<text:s/>the<text:s/>workload?</text:span><text:span text:style-name="T65_3"><text:line-break/></text:span></text:p>
      <text:p text:style-name="P66"><text:span text:style-name="T66_1"><text:line-break/></text:span></text:p>
      <text:p text:style-name="P67"><text:span text:style-name="T67_1">The<text:s/>workload<text:s/>naturally<text:s/>divides<text:s/>itself<text:s/>into<text:s/>three<text:s/>parts:<text:s/>the<text:s/>web<text:s/>front<text:s/>end,<text:s/>the<text:s/>backend<text:s/>where<text:s/>graph<text:s/>algorithm<text:s/>computation<text:s/>takes<text:s/>place,<text:s/>and<text:s/>the<text:s/>proof(s)<text:s/>of<text:s/>concept.<text:s/>Rob<text:s/>will<text:s/>be<text:s/>responsible<text:s/>for<text:s/>the<text:s/>front<text:s/>end,<text:s/>and<text:s/>Mike<text:s/>will<text:s/>code<text:s/>the<text:s/>backend.<text:s/>Mike<text:s/>and<text:s/>Rob<text:s/>will<text:s/>work<text:s/>on<text:s/>the<text:s/>proof(s)<text:s/>of<text:s/>concept<text:s/>together.</text:span><text:span text:style-name="T67_2"><text:line-break/></text:span></text:p>
      <text:p text:style-name="P68"><text:span text:style-name="T68_1"><text:line-break/></text:span></text:p>
      <text:p text:style-name="P69"><text:span text:style-name="T69_1"><text:line-break/></text:span></text:p>
      <text:p text:style-name="P70"><text:span text:style-name="T70_1">Integration<text:s/>Plan:</text:span><text:span text:style-name="T70_2"> <text:s/></text:span><text:span text:style-name="T70_3">how<text:s/>do<text:s/>you<text:s/>bring<text:s/>those<text:s/>divisions<text:s/>back<text:s/>together?</text:span><text:span text:style-name="T70_4"><text:line-break/></text:span></text:p>
      <text:p text:style-name="P71"><text:span text:style-name="T71_1"><text:line-break/></text:span></text:p>
      <text:p text:style-name="P72"><text:span text:style-name="T72_1">Since<text:s/>the<text:s/>frontend<text:s/>will<text:s/>be<text:s/>an<text:s/>interface<text:s/>for<text:s/>the<text:s/>computations<text:s/>done<text:s/>in<text:s/>the<text:s/>backend,<text:s/>the<text:s/>backend<text:s/>will<text:s/>be<text:s/>implemented<text:s/>as<text:s/>an<text:s/>API<text:s/>full<text:s/>of<text:s/>methods<text:s/>that<text:s/>the<text:s/>frontend<text:s/>can<text:s/>call.<text:s/>The<text:s/>proofs<text:s/>of<text:s/>concept<text:s/>will<text:s/>either<text:s/>be<text:s/>split<text:s/>into<text:s/>frontend<text:s/>and<text:s/>backend<text:s/>parts<text:s/>that<text:s/>Rob<text:s/>and<text:s/>Mike<text:s/>may<text:s/>both<text:s/>work<text:s/>on<text:s/>in<text:s/>parallel,<text:s/>or<text:s/>Rob<text:s/>can<text:s/>code<text:s/>one<text:s/>proof<text:s/>of<text:s/>concept<text:s/>while<text:s/>Mike<text:s/>codes<text:s/>another.</text:span><text:span text:style-name="T72_2"><text:line-break/></text:span></text:p>
      <text:p text:style-name="P73"><text:span text:style-name="T73_1"><text:line-break/></text:span></text:p>
      <text:p text:style-name="P74"><text:span text:style-name="T74_1"><text:line-break/></text:span></text:p>
      <text:p text:style-name="P75"><text:span text:style-name="T75_1">Dataflow<text:s/>sequence<text:s/>diagram:</text:span><text:span text:style-name="T75_2"><text:s/></text:span><text:span text:style-name="T75_3">if<text:s/>useful</text:span><text:span text:style-name="T75_4"><text:s/></text:span></text:p>
      <text:p text:style-name="P76"><text:span text:style-name="T76_1"><text:line-break/></text:span></text:p>
      <text:p text:style-name="P77"><text:span text:style-name="T77_1">User<text:s/>interface<text:s/>requirements:</text:span><text:span text:style-name="T77_2"><text:s/></text:span></text:p>
      <text:p text:style-name="P78"><text:span text:style-name="T78_1">The<text:s/>main<text:s/>user<text:s/>interface<text:s/>will<text:s/>need<text:s/>to<text:s/>allow<text:s/>the<text:s/>user<text:s/>to<text:s/>perform<text:s/>the<text:s/>following<text:s/>tasks:<text:s/></text:span></text:p>
      <text:list text:style-name="LS5">
        <text:list-item>
          <text:p text:style-name="P79"><text:span text:style-name="T79_1">Add/delete<text:s/>vertecies<text:s/>to/from<text:s/>the<text:s/>graph<text:s/></text:span></text:p>
        </text:list-item>
        <text:list-item>
          <text:p text:style-name="P80"><text:span text:style-name="T80_1">Add/delete<text:s/>edges<text:s/>to/from<text:s/>connect<text:s/>the<text:s/>verticies<text:s/></text:span></text:p>
        </text:list-item>
        <text:list-item>
          <text:p text:style-name="P81"><text:span text:style-name="T81_1">Add/delete<text:s/>weights<text:s/>to/from<text:s/>the<text:s/>edges<text:s/></text:span></text:p>
        </text:list-item>
        <text:list-item>
          <text:p text:style-name="P82"><text:span text:style-name="T82_1">Add/delete<text:s/>names/labels<text:s/>to/from<text:s/>the<text:s/>edges/vertecies<text:s/></text:span></text:p>
        </text:list-item>
        <text:list-item>
          <text:p text:style-name="P83"><text:span text:style-name="T83_1">Zoom/rotate<text:s/>the<text:s/>graph<text:s/></text:span></text:p>
        </text:list-item>
        <text:list-item>
          <text:p text:style-name="P84"><text:span text:style-name="T84_1">Create<text:s/>a<text:s/>new<text:s/>graph<text:s/></text:span></text:p>
        </text:list-item>
        <text:list-item>
          <text:p text:style-name="P85"><text:span text:style-name="T85_1">Save/load<text:s/>a<text:s/>graph<text:s/>from<text:s/>the<text:s/>user's<text:s/>machine/profile<text:s/></text:span></text:p>
        </text:list-item>
        <text:list-item>
          <text:p text:style-name="P86"><text:span text:style-name="T86_1">Re-position<text:s/>vertecies<text:s/></text:span></text:p>
        </text:list-item>
        <text:list-item>
          <text:p text:style-name="P87"><text:span text:style-name="T87_1">Color<text:s/>the<text:s/>edges/vertecies<text:s/></text:span></text:p>
        </text:list-item>
        <text:list-item>
          <text:p text:style-name="P88"><text:span text:style-name="T88_1">Select<text:s/>and<text:s/>run<text:s/>installed<text:s/>plugins<text:s/></text:span></text:p>
        </text:list-item>
      </text:list>
      <text:p text:style-name="P89"><text:span text:style-name="T89_1"><text:line-break/></text:span></text:p>
      <text:p text:style-name="P90"><text:span text:style-name="T90_1">References:</text:span><text:span text:style-name="T90_2"><text:s/></text:span><text:span text:style-name="T90_3">if<text:s/>useful. <text:s/>Are<text:s/>there<text:s/>papers,<text:s/>books,<text:s/>web<text:s/>sites,<text:s/>etc.<text:s/>that<text:s/>help<text:s/>explain<text:s/>the<text:s/>project’s<text:s/>background? <text:s/>List<text:s/>them<text:s/>so<text:s/>that<text:s/>anyone<text:s/>reading<text:s/>this<text:s/>document<text:s/>can<text:s/>come<text:s/>up<text:s/>to<text:s/>speed.</text:span><text:span text:style-name="T90_4"><text:s/></text:span></text:p>
      <text:p text:style-name="P91"><text:span text:style-name="T91_1"><text:line-break/></text:span></text:p>
      <text:p text:style-name="P92"><text:span text:style-name="T92_1">Glossary:<text:s/></text:span><text:span text:style-name="T92_2">if<text:s/>useful.</text:span><text:span text:style-name="T92_3"><text:s/>Are<text:s/>there<text:s/>terms<text:s/>that<text:s/>are<text:s/>used<text:s/>in<text:s/>this<text:s/>Project<text:s/>Description<text:s/>that<text:s/>are<text:s/>not<text:s/>generally<text:s/>known?</text:span><text:span text:style-name="T92_4"><text:s/></text:span></text:p>
      <text:p text:style-name="P93"><text:span text:style-name="T93_1"><text:line-break/></text:span></text:p>
      <text:p text:style-name="P94"><text:span text:style-name="T94_1">Signatures:</text:span><text:span text:style-name="T94_2"><text:s/></text:span><text:span text:style-name="T94_3">all<text:s/>team<text:s/>members<text:s/>and<text:s/>the<text:s/>Client/Sponsor/Mentor</text:span><text:span text:style-name="T94_4"><text:s/></text:span><text:span text:style-name="T94_5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Wingdings" svg:font-family="Wingdings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Heading_20_4" style:family="paragraph" style:parent-style-name="Standard">
      <style:paragraph-properties fo:margin-top="0.423cm" fo:margin-bottom="0.106cm" fo:keep-with-next="always" text:outline-level="4"/>
      <style:text-properties fo:font-size="14pt" style:font-size-asian="14pt" style:font-size-complex="14pt" fo:font-weight="bold" style:font-weight-asian="bold" style:font-weight-complex="bold"/>
    </style:style>
    <style:style style:name="Default_20_Paragraph_20_Font" style:family="text"/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Senior Capstone - requirements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